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253cm" fo:min-width="3.67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1" draw:layer="layout" svg:width="4.25cm" svg:height="0.583cm" svg:x="5.833cm" svg:y="1.83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3:16:03.707540090</dc:date>
    <meta:editing-duration>PT4M44S</meta:editing-duration>
    <meta:editing-cycles>2</meta:editing-cycles>
    <meta:generator>LibreOffice/24.2.6.2$Linux_X86_64 LibreOffice_project/420$Build-2</meta:generator>
    <meta:document-statistic meta:object-count="3"/>
  </office:meta>
</office:document-meta>
</file>